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1faed0" officeooo:paragraph-rsid="001faed0" style:font-size-asian="10.5pt" style:font-size-complex="12pt"/>
    </style:style>
    <style:style style:name="P12" style:family="paragraph" style:parent-style-name="Table_20_Contents">
      <style:text-properties fo:font-size="12pt" officeooo:rsid="001faed0" officeooo:paragraph-rsid="00205f36" style:font-size-asian="10.5pt" style:font-size-complex="12pt"/>
    </style:style>
    <style:style style:name="P13" style:family="paragraph" style:parent-style-name="Table_20_Contents">
      <style:text-properties fo:font-size="12pt" officeooo:rsid="00205f36" officeooo:paragraph-rsid="00205f36" style:font-size-asian="10.5pt" style:font-size-complex="12pt"/>
    </style:style>
    <style:style style:name="P14" style:family="paragraph" style:parent-style-name="Table_20_Contents">
      <style:text-properties fo:font-size="12pt" officeooo:rsid="0019414f" officeooo:paragraph-rsid="00205f36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05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/ <text:s text:c="2"/>- <text:s text:c="2"/>/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1">HSS.CP.A.2</text:p>
          </table:table-cell>
          <table:table-cell table:style-name="Table1.A2" office:value-type="string">
            <text:p text:style-name="P11">HSS.CP.A.2</text:p>
          </table:table-cell>
          <table:table-cell table:style-name="Table1.A2" office:value-type="string">
            <text:p text:style-name="P11">HSS.CP.A.2</text:p>
          </table:table-cell>
          <table:table-cell table:style-name="Table1.A2" office:value-type="string">
            <text:p text:style-name="P12">HSS.CP.A.2</text:p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1">probabilty</text:p>
          </table:table-cell>
          <table:table-cell table:style-name="Table1.A2" office:value-type="string">
            <text:p text:style-name="P11">independen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1">I can calculate</text:p>
            <text:p text:style-name="P11">probabilities of intersections of events</text:p>
          </table:table-cell>
          <table:table-cell table:style-name="Table1.A2" office:value-type="string">
            <text:p text:style-name="P11">I can use the product of probabilities to determine if events are independent.</text:p>
          </table:table-cell>
          <table:table-cell table:style-name="Table1.A2" office:value-type="string">
            <text:p text:style-name="P12">I can use the product of probabilities to determine if events are independent.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14"><text:span text:style-name="T2">Discussion and opportunity for scaffolding</text:span></text:p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13">Summative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8:36:37.433424895</dc:date>
    <meta:editing-duration>PT14M13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83" meta:character-count="569" meta:non-whitespace-character-count="502"/>
  </office:meta>
</office:document-meta>
</file>